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rial" officeooo:rsid="00082373" officeooo:paragraph-rsid="00082373"/>
    </style:style>
    <style:style style:name="P2" style:family="paragraph" style:parent-style-name="Standard">
      <style:text-properties style:font-name="Arial" fo:font-weight="bold" officeooo:rsid="0008cb29" officeooo:paragraph-rsid="0008cb29" style:font-weight-asian="bold" style:font-weight-complex="bold"/>
    </style:style>
    <style:style style:name="P3" style:family="paragraph" style:parent-style-name="Standard">
      <style:text-properties style:font-name="Arial" fo:font-weight="bold" officeooo:rsid="000c53dd" officeooo:paragraph-rsid="000c53dd" style:font-weight-asian="bold" style:font-weight-complex="bold"/>
    </style:style>
    <style:style style:name="P4" style:family="paragraph" style:parent-style-name="Standard">
      <style:text-properties style:font-name="Arial" officeooo:rsid="00096aee" officeooo:paragraph-rsid="00096aee"/>
    </style:style>
    <style:style style:name="P5" style:family="paragraph" style:parent-style-name="Standard">
      <style:text-properties style:font-name="Arial" officeooo:rsid="000b9c52" officeooo:paragraph-rsid="000b9c52"/>
    </style:style>
    <style:style style:name="P6" style:family="paragraph" style:parent-style-name="Standard">
      <style:text-properties style:font-name="Arial" officeooo:rsid="000c53dd" officeooo:paragraph-rsid="000c53dd"/>
    </style:style>
    <style:style style:name="P7" style:family="paragraph" style:parent-style-name="Standard">
      <style:text-properties fo:color="#0066cc" style:font-name="Arial" officeooo:rsid="00082373" officeooo:paragraph-rsid="00082373"/>
    </style:style>
    <style:style style:name="P8" style:family="paragraph" style:parent-style-name="Standard">
      <style:text-properties fo:color="#0066cc" style:font-name="Arial" officeooo:rsid="000ab2a8" officeooo:paragraph-rsid="000ab2a8"/>
    </style:style>
    <style:style style:name="P9" style:family="paragraph" style:parent-style-name="Standard">
      <style:text-properties fo:color="#009900" style:font-name="Arial" officeooo:rsid="000ab2a8" officeooo:paragraph-rsid="000ab2a8"/>
    </style:style>
    <style:style style:name="P10" style:family="paragraph" style:parent-style-name="Standard">
      <style:text-properties fo:color="#000000" style:font-name="Arial" officeooo:rsid="000ab2a8" officeooo:paragraph-rsid="000ab2a8"/>
    </style:style>
    <style:style style:name="P11" style:family="paragraph" style:parent-style-name="Standard">
      <style:text-properties style:font-name="Arial" officeooo:rsid="000c53dd" officeooo:paragraph-rsid="000c53dd"/>
    </style:style>
    <style:style style:name="P12" style:family="paragraph" style:parent-style-name="Standard">
      <style:text-properties style:font-name="Arial" officeooo:rsid="000ec493" officeooo:paragraph-rsid="000ec493"/>
    </style:style>
    <style:style style:name="P13" style:family="paragraph" style:parent-style-name="Standard">
      <style:text-properties style:font-name="Arial" fo:font-weight="bold" officeooo:rsid="000ec493" officeooo:paragraph-rsid="000ec493" style:font-weight-asian="bold" style:font-weight-complex="bold"/>
    </style:style>
    <style:style style:name="P14" style:family="paragraph" style:parent-style-name="Standard">
      <style:text-properties style:font-name="Arial" officeooo:rsid="00121a3e" officeooo:paragraph-rsid="00121a3e"/>
    </style:style>
    <style:style style:name="P15" style:family="paragraph" style:parent-style-name="Standard">
      <style:text-properties style:font-name="Arial" officeooo:rsid="0013d1e7" officeooo:paragraph-rsid="0013d1e7"/>
    </style:style>
    <style:style style:name="P16" style:family="paragraph" style:parent-style-name="Standard">
      <style:text-properties style:font-name="Arial" officeooo:rsid="001b4c2c" officeooo:paragraph-rsid="001b4c2c"/>
    </style:style>
    <style:style style:name="P17" style:family="paragraph" style:parent-style-name="Standard">
      <style:text-properties style:font-name="Arial" officeooo:rsid="001c63fa" officeooo:paragraph-rsid="001d9f6d"/>
    </style:style>
    <style:style style:name="P18" style:family="paragraph" style:parent-style-name="Standard">
      <style:text-properties fo:color="#0066cc" style:font-name="Arial" officeooo:rsid="000ec493" officeooo:paragraph-rsid="000ec493"/>
    </style:style>
    <style:style style:name="P19" style:family="paragraph" style:parent-style-name="Standard">
      <style:text-properties fo:color="#0066cc" style:font-name="Arial" officeooo:rsid="000ccfc7" officeooo:paragraph-rsid="000ccfc7"/>
    </style:style>
    <style:style style:name="P20" style:family="paragraph" style:parent-style-name="Standard">
      <style:text-properties fo:color="#0066cc" style:font-name="Arial" officeooo:rsid="0014327d" officeooo:paragraph-rsid="0014327d"/>
    </style:style>
    <style:style style:name="P21" style:family="paragraph" style:parent-style-name="Standard">
      <style:text-properties fo:color="#0066cc" style:font-name="Arial" officeooo:rsid="0016bbef" officeooo:paragraph-rsid="0016bbef"/>
    </style:style>
    <style:style style:name="P22" style:family="paragraph" style:parent-style-name="Standard">
      <style:text-properties fo:color="#0066cc" style:font-name="Arial" officeooo:rsid="0016bbef" officeooo:paragraph-rsid="001c3956"/>
    </style:style>
    <style:style style:name="P23" style:family="paragraph" style:parent-style-name="Standard">
      <style:text-properties fo:color="#0066cc" style:font-name="Arial" officeooo:rsid="001b4c2c" officeooo:paragraph-rsid="001b4c2c"/>
    </style:style>
    <style:style style:name="P24" style:family="paragraph" style:parent-style-name="Standard">
      <style:text-properties fo:color="#009900" style:font-name="Arial" officeooo:rsid="000b9c52" officeooo:paragraph-rsid="000b9c52"/>
    </style:style>
    <style:style style:name="P25" style:family="paragraph" style:parent-style-name="Standard">
      <style:text-properties fo:color="#009900" style:font-name="Arial" officeooo:rsid="000ec493" officeooo:paragraph-rsid="000ec493"/>
    </style:style>
    <style:style style:name="P26" style:family="paragraph" style:parent-style-name="Standard">
      <style:text-properties fo:color="#009900" style:font-name="Arial" officeooo:rsid="00121a3e" officeooo:paragraph-rsid="00121a3e"/>
    </style:style>
    <style:style style:name="P27" style:family="paragraph" style:parent-style-name="Standard">
      <style:text-properties fo:color="#009900" style:font-name="Arial" officeooo:rsid="0014327d" officeooo:paragraph-rsid="0014327d"/>
    </style:style>
    <style:style style:name="P28" style:family="paragraph" style:parent-style-name="Standard">
      <style:text-properties fo:color="#000000" style:font-name="Arial" officeooo:rsid="0014327d" officeooo:paragraph-rsid="0014327d"/>
    </style:style>
    <style:style style:name="P29" style:family="paragraph" style:parent-style-name="Standard">
      <style:text-properties fo:color="#000000" style:font-name="Arial" officeooo:rsid="0015a6cc" officeooo:paragraph-rsid="0015a6cc"/>
    </style:style>
    <style:style style:name="P30" style:family="paragraph" style:parent-style-name="Standard">
      <style:text-properties fo:color="#000000" style:font-name="Arial" officeooo:rsid="00188fe1" officeooo:paragraph-rsid="00188fe1"/>
    </style:style>
    <style:style style:name="P31" style:family="paragraph" style:parent-style-name="Standard">
      <style:text-properties fo:color="#000000" style:font-name="Arial" officeooo:rsid="001d9f6d" officeooo:paragraph-rsid="001d9f6d"/>
    </style:style>
    <style:style style:name="P32" style:family="paragraph" style:parent-style-name="Standard">
      <style:text-properties fo:color="#000000" style:font-name="Arial" officeooo:rsid="000ec493" officeooo:paragraph-rsid="000ec493"/>
    </style:style>
    <style:style style:name="P33" style:family="paragraph" style:parent-style-name="Standard">
      <style:text-properties fo:color="#000000" style:font-name="Arial" officeooo:rsid="0020ac5f" officeooo:paragraph-rsid="0020ac5f"/>
    </style:style>
    <style:style style:name="P34" style:family="paragraph" style:parent-style-name="Standard">
      <style:text-properties fo:color="#000000" style:font-name="Arial" officeooo:rsid="0020ae12" officeooo:paragraph-rsid="0020ae12"/>
    </style:style>
    <style:style style:name="P35" style:family="paragraph" style:parent-style-name="Standard">
      <style:text-properties fo:color="#000000" style:font-name="Arial" officeooo:rsid="00221427" officeooo:paragraph-rsid="00221427"/>
    </style:style>
    <style:style style:name="T1" style:family="text">
      <style:text-properties officeooo:rsid="00096aee"/>
    </style:style>
    <style:style style:name="T2" style:family="text">
      <style:text-properties fo:color="#0066cc"/>
    </style:style>
    <style:style style:name="T3" style:family="text">
      <style:text-properties fo:color="#000000"/>
    </style:style>
    <style:style style:name="T4" style:family="text">
      <style:text-properties fo:color="#000000" officeooo:rsid="0020ac5f"/>
    </style:style>
    <style:style style:name="T5" style:family="text">
      <style:text-properties officeooo:rsid="000ec493"/>
    </style:style>
    <style:style style:name="T6" style:family="text">
      <style:text-properties fo:color="#009900"/>
    </style:style>
    <style:style style:name="T7" style:family="text">
      <style:text-properties fo:color="#009900" officeooo:rsid="001d9f6d"/>
    </style:style>
    <style:style style:name="T8" style:family="text">
      <style:text-properties fo:color="#009900" officeooo:rsid="0020ac5f"/>
    </style:style>
    <style:style style:name="T9" style:family="text">
      <style:text-properties officeooo:rsid="0014327d"/>
    </style:style>
    <style:style style:name="T10" style:family="text">
      <style:text-properties officeooo:rsid="0015a6cc"/>
    </style:style>
    <style:style style:name="T11" style:family="text">
      <style:text-properties officeooo:rsid="001a26e6"/>
    </style:style>
    <style:style style:name="T12" style:family="text">
      <style:text-properties officeooo:rsid="001c3956"/>
    </style:style>
    <style:style style:name="T13" style:family="text">
      <style:text-properties fo:font-weight="bold" style:font-weight-asian="bold" style:font-weight-complex="bold"/>
    </style:style>
    <style:style style:name="T14" style:family="text">
      <style:text-properties officeooo:rsid="001d9f6d"/>
    </style:style>
    <style:style style:name="T15" style:family="text">
      <style:text-properties officeooo:rsid="001edc55"/>
    </style:style>
    <style:style style:name="T16" style:family="text">
      <style:text-properties officeooo:rsid="0020ac5f"/>
    </style:style>
    <style:style style:name="T17" style:family="text">
      <style:text-properties officeooo:rsid="0020ae12"/>
    </style:style>
    <style:style style:name="T18" style:family="text">
      <style:text-properties officeooo:rsid="0022142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all Python 2.7 in Termux</text:p>
      <text:p text:style-name="P1"/>
      <text:p text:style-name="P4">From the terminal prompt enter the following commands:</text:p>
      <text:p text:style-name="P1"/>
      <text:p text:style-name="P7">apt update</text:p>
      <text:p text:style-name="P7">apt install clang python2 python2-dev</text:p>
      <text:p text:style-name="P7"/>
      <text:p text:style-name="P7">LDFLAGS=" -lm -lcompiler_rt" pip<text:span text:style-name="T1">2</text:span> install numpy</text:p>
      <text:p text:style-name="P7">LDFLAGS=" -lm -lcompiler_rt" pip<text:span text:style-name="T1">2</text:span> install pandas</text:p>
      <text:p text:style-name="P7">LDFLAGS=" -lcompiler_rt" pip<text:span text:style-name="T1">2</text:span> install cython</text:p>
      <text:p text:style-name="P7">LDFLAGS=" -lcompiler_rt" pip<text:span text:style-name="T1">2</text:span> install bokeh</text:p>
      <text:p text:style-name="P7">LDFLAGS=" -lcompiler_rt" pip<text:span text:style-name="T1">2</text:span> install HTSeq</text:p>
      <text:p text:style-name="P7"/>
      <text:p text:style-name="P8">vi /data/data/com.termux/files/usr/include/wordexp.h</text:p>
      <text:p text:style-name="P8"/>
      <text:p text:style-name="P10">Enter insert mode (<text:span text:style-name="T2">i</text:span>) and type:</text:p>
      <text:p text:style-name="P8"/>
      <text:p text:style-name="P9">#ifndef _WORDEXP_H_</text:p>
      <text:p text:style-name="P9">#define _WORDEXP_H_</text:p>
      <text:p text:style-name="P9"/>
      <text:p text:style-name="P9">#define WRDE_NOCMD 0</text:p>
      <text:p text:style-name="P9"/>
      <text:p text:style-name="P9">typedef struct {</text:p>
      <text:p text:style-name="P9"><text:tab/>size_t we_wordc;</text:p>
      <text:p text:style-name="P9"><text:tab/>char **we_wordv;</text:p>
      <text:p text:style-name="P9"><text:tab/>size_t we_offs;</text:p>
      <text:p text:style-name="P9">} wordexp_t;</text:p>
      <text:p text:style-name="P9"/>
      <text:p text:style-name="P9">static inline int wordexp(const char *c, wordexp_t *w, int _i)</text:p>
      <text:p text:style-name="P9">{</text:p>
      <text:p text:style-name="P9"><text:tab/>return -1;</text:p>
      <text:p text:style-name="P9">}</text:p>
      <text:p text:style-name="P9"/>
      <text:p text:style-name="P9">static inline void wordfree(wordexp_t *__wordexp)</text:p>
      <text:p text:style-name="P9">{</text:p>
      <text:p text:style-name="P9">}</text:p>
      <text:p text:style-name="P9"/>
      <text:p text:style-name="P9">#endif</text:p>
      <text:p text:style-name="P7"/>
      <text:p text:style-name="P8"><text:span text:style-name="T3">Write and close the file with </text:span>Ctrl<text:span text:style-name="T3">+</text:span>c :wq ENTER<text:span text:style-name="T3">.</text:span></text:p>
      <text:p text:style-name="P7"/>
      <text:p text:style-name="P7">LDFLAGS=" -lm -lcompiler_rt" pip<text:span text:style-name="T1">2</text:span> install pysam</text:p>
      <text:p text:style-name="P7"/>
      <text:p text:style-name="P12">Add pysam library folder /data/data/com.termux/files/usr/lib/python2.7/site-packages/pysam to LD_LIBRARY_PATH</text:p>
      <text:p text:style-name="P12"/>
      <text:p text:style-name="P18">export LD_LIBRARY_PATH=LD_LIBRARY_PATH:/data/data/com.termux/files/usr/lib/python2.7/site-packages/pysam</text:p>
      <text:p text:style-name="P13"><text:soft-page-break/>Install CUDA 7.0</text:p>
      <text:p text:style-name="P12"/>
      <text:p text:style-name="P12">Copy files for NVIDIA CUDA toolkit 7.0 from Jetpack 2.2 L4T for TX1 system and debian/ubuntu package for g++ (g++-4.8 and cc1plus).</text:p>
      <text:p text:style-name="P12"/>
      <text:p text:style-name="P5">Folders to copy:</text:p>
      <text:p text:style-name="P5">/<text:span text:style-name="T6">bin</text:span></text:p>
      <text:p text:style-name="P24">/lib </text:p>
      <text:p text:style-name="P24"><text:tab/>/arm-linux-gnueabihf/</text:p>
      <text:p text:style-name="P24">/usr</text:p>
      <text:p text:style-name="P24"><text:tab/>/lib/gcc/</text:p>
      <text:p text:style-name="P24"><text:tab/>/lib/arm-linux-gnueabihf/</text:p>
      <text:p text:style-name="P25"><text:tab/>/lib/ ... 2 files: libopcodes-2.24-system.so and libbfd-2.24-system.so</text:p>
      <text:p text:style-name="P24"><text:tab/>/linux/ .. contains gcc executables</text:p>
      <text:p text:style-name="P24"><text:tab/>/tmp/ <text:s/>- <text:span text:style-name="T5">if not exist make empty folder</text:span></text:p>
      <text:p text:style-name="P26"><text:tab/>/bin/ ... 2 files: nvcc and linux_sh</text:p>
      <text:p text:style-name="P24">/local/cuda-7/</text:p>
      <text:p text:style-name="P26">/home/ ... 2 files: cuda and normal; also contains .bashrc</text:p>
      <text:p text:style-name="P5"/>
      <text:p text:style-name="P12">make links</text:p>
      <text:p text:style-name="P12"/>
      <text:p text:style-name="P18">cd</text:p>
      <text:p text:style-name="P18">cd ../usr/local</text:p>
      <text:p text:style-name="P18">ln -s cuda-7.0/ cuda</text:p>
      <text:p text:style-name="P18">cd cuda</text:p>
      <text:p text:style-name="P18">ln -s /system/vendor/lib/libcuda.so libcuda.so</text:p>
      <text:p text:style-name="P12"/>
      <text:p text:style-name="P12"/>
      <text:p text:style-name="P12"/>
      <text:p text:style-name="P3">CUDA 7.0 samples</text:p>
      <text:p text:style-name="P6"/>
      <text:p text:style-name="P14"/>
      <text:p text:style-name="P6">tar -czvf CUDA-7.0-samples.tar.gz NVIDIA-cuda-7.0-samples</text:p>
      <text:p text:style-name="P6"/>
      <text:p text:style-name="P6">extract:</text:p>
      <text:p text:style-name="P6"/>
      <text:p text:style-name="P6">tar -xzvf &lt;archive,tar.gz&gt; &lt;folder&gt;</text:p>
      <text:p text:style-name="P6"/>
      <text:p text:style-name="P15">cd to folder, . cuda, cp nvcc_ ... script and compile . nvcc_ ...</text:p>
      <text:p text:style-name="P15"/>
      <text:p text:style-name="P12"/>
      <text:p text:style-name="P12"><text:span text:style-name="T13">Install PyCUDA form sources</text:span></text:p>
      <text:p text:style-name="P6"/>
      <text:p text:style-name="P12">Download pycuda from PyPi <text:span text:style-name="T6">https://pypi.python.org/pypi/pycuda</text:span><text:span text:style-name="T4"> the archive </text:span><text:span text:style-name="T8">pycuda-2016.1.2.tar.gz</text:span><text:span text:style-name="T4"> to the Download folder using your web browser. For downloading using wget use the following URL for the file:</text:span></text:p>
      <text:p text:style-name="P12"><text:span text:style-name="T4"/></text:p>
      <text:p text:style-name="P27">https://pypi.python.org/packages/e8/3d/4b6b622d8a22cace237abad661a85b289c6f0803ccfa3d2386103307713c/pycuda-2016.1.2.tar.gz</text:p>
      <text:p text:style-name="P32"><text:soft-page-break/></text:p>
      <text:p text:style-name="P33"/>
      <text:p text:style-name="P18">cd</text:p>
      <text:p text:style-name="P19">mkdir pycuda</text:p>
      <text:p text:style-name="P19">cd pycuda</text:p>
      <text:p text:style-name="P19">cp ~/storage/shared/Download/pycuda-<text:span text:style-name="T9">2016.1.2</text:span>.tar.gz ./</text:p>
      <text:p text:style-name="P19">tar -xzvf pycuda-<text:span text:style-name="T9">2016.1.2.</text:span>tar.gz</text:p>
      <text:p text:style-name="P19">cd <text:span text:style-name="T5"><text:s/>pycuda-2016.1.2</text:span></text:p>
      <text:p text:style-name="P21"/>
      <text:p text:style-name="P35">On the Shield Tablet you will need to set C and C++ compiler flags for GNU make (not needed on the Pixel C):</text:p>
      <text:p text:style-name="P22"><text:span text:style-name="T15">export </text:span>CFLAGS="-target=armv7-linux-android<text:span text:style-name="T12"> -D__ANDROID__</text:span>"</text:p>
      <text:p text:style-name="P21"><text:span text:style-name="T15">export </text:span>CXXFLAGS="-target=armv7-linux-android<text:span text:style-name="T12"> -D__ANDROID__ -stdlib=libgnustl_shared</text:span>"</text:p>
      <text:p text:style-name="P30"># else you will generate a <text:span text:style-name="T11">dynamic </text:span>link error for missing __atomic_fetch_add_4<text:span text:style-name="T11"> symbol</text:span></text:p>
      <text:p text:style-name="P18"/>
      <text:p text:style-name="P18">python2 configure.py --cuda-root=/data/data/com.termux/files/usr/local/cuda</text:p>
      <text:p text:style-name="P18">make</text:p>
      <text:p text:style-name="P18"/>
      <text:p text:style-name="P18">make install</text:p>
      <text:p text:style-name="P18"/>
      <text:p text:style-name="P17"><text:span text:style-name="T18">On the Shield Tablet the </text:span>nvcc shell script needs to option nvcc as follows for pycuda to run<text:span text:style-name="T18"> (not needed on the Pixel C)</text:span>:</text:p>
      <text:p text:style-name="P17"><text:span text:style-name="T7">proot ... /</text:span><text:span text:style-name="T6">nvcc -std=c++11 -m32 -Xcompiler -mandroid -Xcompiler -D__ANDROID__</text:span></text:p>
      <text:p text:style-name="P17"><text:span text:style-name="T18">D</text:span>o not specify the compute -arch=sm_32 <text:span text:style-name="T18">here </text:span>as pycuda will do so and nvcc <text:span text:style-name="T18">fails</text:span> on<text:span text:style-name="T18"> a</text:span> duplicate<text:span text:style-name="T18"> compute arch option (pycuda uses -ptx, -fatbin, or -cubin compilation modes).</text:span></text:p>
      <text:p text:style-name="P18"/>
      <text:p text:style-name="P20">cd test</text:p>
      <text:p text:style-name="P20">python<text:span text:style-name="T10">2</text:span> test_driver.py</text:p>
      <text:p text:style-name="P20">python<text:span text:style-name="T10">2</text:span> test_gpuarray.py</text:p>
      <text:p text:style-name="P20">python<text:span text:style-name="T10">2</text:span> test_cumath.py</text:p>
      <text:p text:style-name="P28"/>
      <text:p text:style-name="P28">Examine the output and check the errors. <text:span text:style-name="T14">Some</text:span> test will fail on the tegra<text:span text:style-name="T14">s</text:span>. However, if <text:span text:style-name="T14">there is ubandant</text:span> fail something <text:span text:style-name="T14">is probably</text:span> be wrong.</text:p>
      <text:p text:style-name="P29">On the Pixel C<text:span text:style-name="T14"> (Tegra X1)</text:span>, <text:span text:style-name="T9">test_driver.py fails the test_registered_memory and streamed_kernels tests</text:span>, <text:span text:style-name="T9">test_cumath.py fails </text:span>the <text:span text:style-name="T9">test_unary_func_kwargs test</text:span>, and <text:span text:style-name="T9">test_gpuarray.py fails test_scan.</text:span></text:p>
      <text:p text:style-name="P31">On the Shield Tablet (Tegra K1), test_driver.py fails the test_simple_kernel_2 (python int too large to convert to C long), and test_register_host_memory (function not supported) tests, test_cumath.py <text:span text:style-name="T16">passes all 28</text:span> test<text:span text:style-name="T16">s</text:span>, and test_gpuarray.py fails <text:span text:style-name="T17">test_scan (import error on Mako)</text:span>.<text:span text:style-name="T17"> Overall the tegra K1 seems to perform pretty well despite we are using unsupported CUDA 7.0 from the Tegra X1 Jetpack 2.2 (Tegra K1 Jetpack has CUDA 6.5). Care should be taken with integer data types on the 32-bit system.</text:span></text:p>
      <text:p text:style-name="P34">In case you want to rebuild pycuda with different options in the future the following packages should be uninstalled:</text:p>
      <text:p text:style-name="P28"/>
      <text:p text:style-name="P23">pip2 uninstall pycuda</text:p>
      <text:p text:style-name="P23">pip2 uninstall pytools</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2T22:08:25.827875132</meta:creation-date>
    <meta:generator>LibreOffice/4.2.8.2$Linux_X86_64 LibreOffice_project/420m0$Build-2</meta:generator>
    <dc:date>2017-02-05T19:27:25.470115173</dc:date>
    <meta:editing-duration>PT4H51M45S</meta:editing-duration>
    <meta:editing-cycles>20</meta:editing-cycles>
    <meta:document-statistic meta:table-count="0" meta:image-count="0" meta:object-count="0" meta:page-count="3" meta:paragraph-count="86" meta:word-count="547" meta:character-count="4136" meta:non-whitespace-character-count="3662"/>
  </office:meta>
</office:document-meta>
</file>